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6">
      <style:text-properties fo:color="#004586"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004586" fo:font-weight="bold" style:font-weight-asian="bold" style:font-weight-complex="bold"/>
    </style:style>
    <style:style style:name="ce4" style:family="table-cell" style:parent-style-name="Default" style:data-style-name="N1">
      <style:table-cell-properties fo:border="0.002cm solid #000000"/>
      <style:text-properties fo:color="#c5000b"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>
            <text:p>Analog Prototype H(s) = ( D*s^2 + E*s + F ) / (A*s^2 + B*s + C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.000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office:value-type="float" office:value="0">
            <text:p>0.000</text:p>
          </table:table-cell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office:value-type="float" office:value="1">
            <text:p>1.000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.000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.000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.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>
            <text:p>OmegaC</text:p>
          </table:table-cell>
          <table:table-cell office:value-type="float" office:value="0.5">
            <text:p>0.500</text:p>
          </table:table-cell>
          <table:table-cell office:value-type="string">
            <text:p>2^15</text:p>
          </table:table-cell>
          <table:table-cell table:style-name="ce3" table:formula="of:=2^15" office:value-type="float" office:value="32768">
            <text:p>32768</text:p>
          </table:table-cell>
          <table:table-cell office:value-type="string">
            <text:p>scale</text:p>
          </table:table-cell>
          <table:table-cell table:style-name="ce3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table:style-name="ce2" table:formula="of:=2*TAN([.B10]*PI()/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rg</text:p>
          </table:table-cell>
          <table:table-cell table:style-name="ce2" table:formula="of:=4*[.B6] + 2*[.B7]*[.B12] + [.B8]*[.B12]*[.B12]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2</text:p>
          </table:table-cell>
          <table:table-cell table:style-name="ce2" table:formula="of:=(4*[.B6] - 2*[.B7]*[.B12] + [.B8]*[.B12]*[.B12])/[.B13]" office:value-type="float" office:value="0.333333333333333">
            <text:p>0.3333333333</text:p>
          </table:table-cell>
          <table:table-cell/>
          <table:table-cell table:style-name="ce2" table:formula="of:=[.B14]*[.$D$10]" office:value-type="float" office:value="10922.6666666667">
            <text:p>10922.6666666667</text:p>
          </table:table-cell>
          <table:table-cell table:style-name="ce2"/>
          <table:table-cell table:style-name="ce4" table:formula="of:=[.D14]*[.$F$10]" office:value-type="float" office:value="6553.6">
            <text:p>6554</text:p>
          </table:table-cell>
          <table:table-cell office:value-type="string">
            <text:p>a2</text:p>
          </table:table-cell>
        </table:table-row>
        <table:table-row table:style-name="ro1">
          <table:table-cell office:value-type="string">
            <text:p>a1</text:p>
          </table:table-cell>
          <table:table-cell table:style-name="ce2" table:formula="of:=(2*[.B8]*[.B12]*[.B12] - 8*[.B6])/[.B13]" office:value-type="float" office:value="0">
            <text:p>0</text:p>
          </table:table-cell>
          <table:table-cell/>
          <table:table-cell table:style-name="ce2" table:formula="of:=[.B15]*[.$D$10]" office:value-type="float" office:value="0">
            <text:p>0</text:p>
          </table:table-cell>
          <table:table-cell table:style-name="ce2"/>
          <table:table-cell table:style-name="ce4" table:formula="of:=[.D15]*[.$F$10]" office:value-type="float" office:value="0">
            <text:p>0</text:p>
          </table:table-cell>
          <table:table-cell office:value-type="string">
            <text:p>a1</text:p>
          </table:table-cell>
        </table:table-row>
        <table:table-row table:style-name="ro1">
          <table:table-cell office:value-type="string">
            <text:p>a0</text:p>
          </table:table-cell>
          <table:table-cell table:style-name="Default" office:value-type="float" office:value="1">
            <text:p>1</text:p>
          </table:table-cell>
          <table:table-cell/>
          <table:table-cell table:style-name="ce2" table:formula="of:=[.B16]*[.$D$10]" office:value-type="float" office:value="32768">
            <text:p>32768</text:p>
          </table:table-cell>
          <table:table-cell table:style-name="ce2"/>
          <table:table-cell table:style-name="ce4" table:formula="of:=[.D16]*[.$F$10]" office:value-type="float" office:value="19660.8">
            <text:p>19661</text:p>
          </table:table-cell>
          <table:table-cell office:value-type="string">
            <text:p>a0</text:p>
          </table:table-cell>
        </table:table-row>
        <table:table-row table:style-name="ro1">
          <table:table-cell office:value-type="string">
            <text:p>b2</text:p>
          </table:table-cell>
          <table:table-cell table:style-name="ce2" table:formula="of:=(4*[.B3] - 2*[.B4]*[.B12] + [.B5]*[.B12]*[.B12])/[.B13]*[.B8]/[.B5]" office:value-type="float" office:value="0.333333333333333">
            <text:p>0.3333333333</text:p>
          </table:table-cell>
          <table:table-cell table:style-name="ce2"/>
          <table:table-cell table:style-name="ce2" table:formula="of:=[.B17]*[.$D$10]" office:value-type="float" office:value="10922.6666666667">
            <text:p>10922.6666666667</text:p>
          </table:table-cell>
          <table:table-cell table:style-name="ce2"/>
          <table:table-cell table:style-name="ce4" table:formula="of:=[.D17]*[.$F$10]" office:value-type="float" office:value="6553.6">
            <text:p>6554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string">
            <text:p>b1</text:p>
          </table:table-cell>
          <table:table-cell table:style-name="ce2" table:formula="of:=(2*[.B5]*[.B12]*[.B12] - 8*[.B3])/[.B13]*[.B8]/[.B5]" office:value-type="float" office:value="0.666666666666667">
            <text:p>0.6666666667</text:p>
          </table:table-cell>
          <table:table-cell table:style-name="ce2"/>
          <table:table-cell table:style-name="ce2" table:formula="of:=[.B18]*[.$D$10]" office:value-type="float" office:value="21845.3333333333">
            <text:p>21845.3333333333</text:p>
          </table:table-cell>
          <table:table-cell table:style-name="ce2"/>
          <table:table-cell table:style-name="ce4" table:formula="of:=[.D18]*[.$F$10]" office:value-type="float" office:value="13107.2">
            <text:p>13107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string">
            <text:p>b0</text:p>
          </table:table-cell>
          <table:table-cell table:style-name="ce2" table:formula="of:=(4*[.B3] + [.B5]*[.B12]*[.B12] + 2*[.B4]*[.B12])/[.B13]*[.B8]/[.B5]" office:value-type="float" office:value="0.333333333333333">
            <text:p>0.3333333333</text:p>
          </table:table-cell>
          <table:table-cell table:style-name="ce2"/>
          <table:table-cell table:style-name="ce2" table:formula="of:=[.B19]*[.$D$10]" office:value-type="float" office:value="10922.6666666667">
            <text:p>10922.6666666667</text:p>
          </table:table-cell>
          <table:table-cell table:style-name="ce2"/>
          <table:table-cell table:style-name="ce4" table:formula="of:=[.D19]*[.$F$10]" office:value-type="float" office:value="6553.6">
            <text:p>6554</text:p>
          </table:table-cell>
          <table:table-cell office:value-type="string">
            <text:p>b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31.01.2020</text:date>, <text:time>15:1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36:41.58</meta:creation-date>
    <meta:generator>OpenOffice/4.1.5$Win32 OpenOffice.org_project/415m1$Build-9789</meta:generator>
    <dc:date>2020-01-31T15:17:08.63</dc:date>
    <meta:editing-duration>PT40M24S</meta:editing-duration>
    <meta:editing-cycles>7</meta:editing-cycles>
    <meta:document-statistic meta:table-count="3" meta:cell-count="53" meta:object-count="0"/>
  </office:meta>
</office:document-meta>
</file>